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our adapter les différents objets d'une page web selon un utilisateur, nous avons besoin d'un langage pour exprimer ces transformations. Ce langage est un moyen de décrire les objets d'un système. En fait, on parle de méta-modèle.</text:p>
      <text:p text:style-name="Standard"/>
      <text:p text:style-name="Standard">« Pour un observateur A, M est un modèle de l'objet O, si M aide A à répondre aux questions qu'il pose sur O » (Minsky)</text:p>
      <text:p text:style-name="Standard"/>
      <text:p text:style-name="Standard">Dans le cadre de ce stage, nous nous situons dans un système hypermédia. Un système hypermédia, est un système dans lequel l'information n'est pas seulement de type textuelle. Elle est aussi de type image, son, vidéo ou des widgets comme des formulaires. </text:p>
      <text:p text:style-name="Standard">Nous nous intéressons à un méta-modèle qui puisse décrire la structure et le comportement des différents objets constitutifs d'une page web. </text:p>
      <text:p text:style-name="Standard">Le modèle doit fournir un langage assez riche pour permettre d'identifier les objets que souhaite modifier un utilisateur. La granularité de la sémantique doit être suffisamment fine pour pouvoir exprimer ce que cherche à identifier l'utilisateur. <text:s/></text:p>
      <text:p text:style-name="Standard"/>
      <text:p text:style-name="Standard"/>
      <text:p text:style-name="Standard">Un objet web est identifié par un type, un état et des propriétés. Le type d'un objet correspond à la nature de celui-ci. Il représente ce qu'un utilisateur attend de ce dernier.</text:p>
      <text:p text:style-name="Standard">Par exemple : un type courant dans une page web est un sont les éléments de navigation comme les menu.</text:p>
      <text:p text:style-name="Standard">Un objet possède des propriétés, correspond à <text:s/>une caractéristique qui définissent un objet. </text:p>
      <text:p text:style-name="Standard">Un objet possède un état, c'est une propriétés dynamique d'un objet. Dynamique car elle change de valeur au cours du temps. <text:s/></text:p>
      <text:p text:style-name="Standard"/>
      <text:p text:style-name="Standard">Une page possède le rôle d'affichage de contenu, structuré et mise en forme avec pour interaction la saisie d'un formulaire envoyant des données vers un serveur.</text:p>
      <text:p text:style-name="Standard"/>
      <text:p text:style-name="Standard">Quels sont les concepts que l'on veut décrire ? Quels sont les concepts que l'on peut décrire ?</text:p>
      <text:p text:style-name="Standard"/>
      <text:p text:style-name="Standard">Nous avons étudié 3 support à la réalisation d'un méta-modèles pouvant décrire les objets constitutif d'une page web : HTML 4, HTML 5 et la norme ARI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2-12T08:24:50</meta:creation-date>
    <meta:generator>LibreOffice/3.5$Linux_x86 LibreOffice_project/350m1$Build-2</meta:generator>
    <dc:date>2014-02-13T18:32:06</dc:date>
    <dc:creator>Asus </dc:creator>
    <meta:editing-duration>PT9H40M26S</meta:editing-duration>
    <meta:editing-cycles>44</meta:editing-cycles>
    <meta:document-statistic meta:table-count="0" meta:image-count="0" meta:object-count="0" meta:page-count="1" meta:paragraph-count="12" meta:word-count="319" meta:character-count="1901" meta:non-whitespace-character-count="1585"/>
  </office:meta>
</office:document-meta>
</file>